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</table:table-row>
        <table:table-row table:style-name="ro12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table:number-columns-repeated="4"/>
          <table:table-cell table:formula="of:=SUM([.B37:.F37])" office:value-type="float" office:value="5500">
            <text:p>5500</text:p>
          </table:table-cell>
          <table:table-cell table:style-name="ce8" table:formula="of:=SUM([.B55:.F55])" office:value-type="float" office:value="343.75">
            <text:p>343.7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343.75">
            <text:p>343.7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343.75">
            <text:p>343.7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343.75">
            <text:p>343.7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5:.F55])" office:value-type="float" office:value="343.75">
            <text:p>343.7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:.F55])" office:value-type="float" office:value="343.75">
            <text:p>343.7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];[.D55];[.E55])" office:value-type="float" office:value="343.75">
            <text:p>343.7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55:.F55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+Arman</text:p>
          </table:table-cell>
          <table:table-cell table:number-columns-repeated="4"/>
          <table:table-cell table:formula="of:=SUM([.B55:.F55])" office:value-type="float" office:value="343.75">
            <text:p>343.7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55];[.E55];[.F55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55:.F55])" office:value-type="float" office:value="343.75">
            <text:p>343.7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55:.F55])" office:value-type="float" office:value="343.75">
            <text:p>343.7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43.75">
            <text:p>343.75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];[.D55])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E55];[.F55])" office:value-type="float" office:value="0">
            <text:p>0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E55];[.F55])" office:value-type="float" office:value="0">
            <text:p>0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55];[.F55])" office:value-type="float" office:value="0">
            <text:p>0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37]/16" office:value-type="float" office:value="343.75">
            <text:p>343.75</text:p>
          </table:table-cell>
          <table:table-cell table:style-name="ce2" table:formula="of:=[.C37]/14" office:value-type="float" office:value="0">
            <text:p>0</text:p>
          </table:table-cell>
          <table:table-cell table:style-name="ce2" table:formula="of:=[.D37]/14" office:value-type="float" office:value="0">
            <text:p>0</text:p>
          </table:table-cell>
          <table:table-cell table:style-name="ce2" table:formula="of:=[.E37]/16" office:value-type="float" office:value="0">
            <text:p>0</text:p>
          </table:table-cell>
          <table:table-cell table:style-name="ce2" table:formula="of:=[.F37]/15" office:value-type="float" office:value="0">
            <text:p>0</text:p>
          </table:table-cell>
          <table:table-cell table:style-name="Default"/>
          <table:table-cell table:style-name="ce41" table:formula="of:=SUM([.H37:.H54])" office:value-type="float" office:value="3781.25">
            <text:p>3781.25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0/19/2015</text:date>, <text:time>12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9T12:25:50</dc:date>
    <meta:editing-duration>P1DT19H37M44S</meta:editing-duration>
    <meta:editing-cycles>1002</meta:editing-cycles>
    <meta:generator>OpenOffice/4.1.1$Unix OpenOffice.org_project/411m6$Build-9775</meta:generator>
    <dc:creator>employee employee</dc:creator>
    <meta:document-statistic meta:table-count="8" meta:cell-count="2375" meta:object-count="0"/>
  </office:meta>
</office:document-meta>
</file>